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Word</text:p>
          </table:table-cell>
          <table:table-cell table:style-name="ce1" office:value-type="string">
            <text:p>Correction</text:p>
          </table:table-cell>
          <table:table-cell table:style-name="ce1" office:value-type="string">
            <text:p>Similar Words</text:p>
          </table:table-cell>
          <table:table-cell table:style-name="ce1" office:value-type="string">
            <text:p>Occurrences</text:p>
          </table:table-cell>
          <table:table-cell table:style-name="ce1" office:value-type="string">
            <text:p>Sources</text:p>
          </table:table-cell>
          <table:table-cell table:style-name="ce1" office:value-type="string">
            <text:p>Converted 1</text:p>
          </table:table-cell>
          <table:table-cell table:style-name="ce1" office:value-type="string">
            <text:p>Converted 2</text:p>
          </table:table-cell>
          <table:table-cell table:style-name="ce1" office:value-type="string">
            <text:p>Correct?</text:p>
          </table:table-cell>
        </table:table-row>
        <table:table-row table:style-name="ro1">
          <table:table-cell office:value-type="string">
            <text:p>ஆடி</text:p>
          </table:table-cell>
          <table:table-cell office:value-type="string">
            <text:p>அடி</text:p>
          </table:table-cell>
          <table:table-cell office:value-type="string">
            <text:p>அடி <text:s/>ஆத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ஆதி</text:p>
          </table:table-cell>
          <table:table-cell office:value-type="string">
            <text:p>அதி</text:p>
          </table:table-cell>
          <table:table-cell office:value-type="string">
            <text:p>அதி <text:s/>ஆட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 office:value-type="string">
            <text:p>அவளாலெ</text:p>
          </table:table-cell>
          <table:table-cell office:value-type="string">
            <text:p>அவராலெ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 office:value-type="string">
            <text:p>அவளுக்கே</text:p>
          </table:table-cell>
          <table:table-cell office:value-type="string">
            <text:p>அவருக்கே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அவளுத்து</text:p>
          </table:table-cell>
          <table:table-cell table:number-columns-repeated="2" office:value-type="string">
            <text:p>அவருத்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அவளே</text:p>
          </table:table-cell>
          <table:table-cell table:number-columns-repeated="2" office:value-type="string">
            <text:p>அவரே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 office:value-type="string">
            <text:p>ஆவாரு</text:p>
          </table:table-cell>
          <table:table-cell office:value-type="string">
            <text:p>அவார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அவாளுத்து</text:p>
          </table:table-cell>
          <table:table-cell/>
          <table:table-cell office:value-type="string">
            <text:p>அவாருத்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ளுந்து</text:p>
          </table:table-cell>
          <table:table-cell table:number-columns-repeated="2" office:value-type="string">
            <text:p>அழுந்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அழுந்து</text:p>
          </table:table-cell>
          <table:table-cell table:number-columns-repeated="2" office:value-type="string">
            <text:p>அளுந்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அசெ</text:p>
          </table:table-cell>
          <table:table-cell table:number-columns-repeated="2" office:value-type="string">
            <text:p>ஆசெ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அடி</text:p>
          </table:table-cell>
          <table:table-cell office:value-type="string">
            <text:p>ஆடி</text:p>
          </table:table-cell>
          <table:table-cell office:value-type="string">
            <text:p>ஆடி <text:s/>அத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ஆறு</text:p>
          </table:table-cell>
          <table:table-cell/>
          <table:table-cell office:value-type="string">
            <text:p>ஆர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்கு</text:p>
          </table:table-cell>
          <table:table-cell/>
          <table:table-cell office:value-type="string">
            <text:p>ஆருக்க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ி</text:p>
          </table:table-cell>
          <table:table-cell/>
          <table:table-cell office:value-type="string">
            <text:p>இட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டி</text:p>
          </table:table-cell>
          <table:table-cell/>
          <table:table-cell office:value-type="string">
            <text:p>இத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ளுக்காக்கு</text:p>
          </table:table-cell>
          <table:table-cell/>
          <table:table-cell office:value-type="string">
            <text:p>இருக்காக்க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ளுக்கு</text:p>
          </table:table-cell>
          <table:table-cell/>
          <table:table-cell office:value-type="string">
            <text:p>இவாருக்க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சுரு</text:p>
          </table:table-cell>
          <table:table-cell/>
          <table:table-cell office:value-type="string">
            <text:p>உசுர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றோடெ</text:p>
          </table:table-cell>
          <table:table-cell/>
          <table:table-cell office:value-type="string">
            <text:p>உசுரோடெ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த</text:p>
          </table:table-cell>
          <table:table-cell/>
          <table:table-cell office:value-type="string">
            <text:p>எட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துக்க</text:p>
          </table:table-cell>
          <table:table-cell/>
          <table:table-cell office:value-type="string">
            <text:p>எடுக்க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</text:p>
          </table:table-cell>
          <table:table-cell/>
          <table:table-cell office:value-type="string">
            <text:p>எத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்தி</text:p>
          </table:table-cell>
          <table:table-cell/>
          <table:table-cell office:value-type="string">
            <text:p>எத்த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ுக்குமு</text:p>
          </table:table-cell>
          <table:table-cell/>
          <table:table-cell office:value-type="string">
            <text:p>எமுக்கும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முக்குமு</text:p>
          </table:table-cell>
          <table:table-cell/>
          <table:table-cell office:value-type="string">
            <text:p>எனுக்கும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த்தி</text:p>
          </table:table-cell>
          <table:table-cell/>
          <table:table-cell office:value-type="string">
            <text:p>ஏத்த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ந்த</text:p>
          </table:table-cell>
          <table:table-cell/>
          <table:table-cell office:value-type="string">
            <text:p>ஏந்த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ளெ</text:p>
          </table:table-cell>
          <table:table-cell/>
          <table:table-cell office:value-type="string">
            <text:p>ஏழெ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றி</text:p>
          </table:table-cell>
          <table:table-cell/>
          <table:table-cell office:value-type="string">
            <text:p>ஏற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ரி</text:p>
          </table:table-cell>
          <table:table-cell/>
          <table:table-cell office:value-type="string">
            <text:p>ஏற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ந்துனெ</text:p>
          </table:table-cell>
          <table:table-cell/>
          <table:table-cell office:value-type="string">
            <text:p>ஒந்துமெ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ரத்தி</text:p>
          </table:table-cell>
          <table:table-cell/>
          <table:table-cell office:value-type="string">
            <text:p>ஒரத்த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று</text:p>
          </table:table-cell>
          <table:table-cell/>
          <table:table-cell office:value-type="string">
            <text:p>ஒர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த்தி</text:p>
          </table:table-cell>
          <table:table-cell/>
          <table:table-cell office:value-type="string">
            <text:p>ஓரத்த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ஷ்ட்ட</text:p>
          </table:table-cell>
          <table:table-cell/>
          <table:table-cell office:value-type="string">
            <text:p>குஸ்ட்ட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ளி</text:p>
          </table:table-cell>
          <table:table-cell/>
          <table:table-cell office:value-type="string">
            <text:p>கேல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ரு</text:p>
          </table:table-cell>
          <table:table-cell/>
          <table:table-cell office:value-type="string">
            <text:p>சிற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ருபுள்ளே</text:p>
          </table:table-cell>
          <table:table-cell/>
          <table:table-cell office:value-type="string">
            <text:p>சிறுபுள்ளே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ுக்குள்ளு</text:p>
          </table:table-cell>
          <table:table-cell/>
          <table:table-cell office:value-type="string">
            <text:p>தமுக்குள்ள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ுக்கெ</text:p>
          </table:table-cell>
          <table:table-cell/>
          <table:table-cell office:value-type="string">
            <text:p>தனுக்கெ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ெ</text:p>
          </table:table-cell>
          <table:table-cell/>
          <table:table-cell office:value-type="string">
            <text:p>தெலெ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பன்னுகது</text:p>
          </table:table-cell>
          <table:table-cell/>
          <table:table-cell office:value-type="string">
            <text:p>நல்லபன்ணுக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ே</text:p>
          </table:table-cell>
          <table:table-cell/>
          <table:table-cell office:value-type="string">
            <text:p>நாதே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ெக்கு</text:p>
          </table:table-cell>
          <table:table-cell/>
          <table:table-cell office:value-type="string">
            <text:p>நெலெக்க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லு</text:p>
          </table:table-cell>
          <table:table-cell/>
          <table:table-cell office:value-type="string">
            <text:p>பார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ருந்த</text:p>
          </table:table-cell>
          <table:table-cell/>
          <table:table-cell office:value-type="string">
            <text:p>புடுத்துறுந்த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ட்டுற</text:p>
          </table:table-cell>
          <table:table-cell/>
          <table:table-cell office:value-type="string">
            <text:p>மட்டுர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ளுத்து</text:p>
          </table:table-cell>
          <table:table-cell/>
          <table:table-cell office:value-type="string">
            <text:p>முறுத்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னாவது</text:p>
          </table:table-cell>
          <table:table-cell/>
          <table:table-cell office:value-type="string">
            <text:p>மூணாவ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ணாவது</text:p>
          </table:table-cell>
          <table:table-cell/>
          <table:table-cell office:value-type="string">
            <text:p>மூனாவ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லெத்து</text:p>
          </table:table-cell>
          <table:table-cell/>
          <table:table-cell office:value-type="string">
            <text:p>மெலெத்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ண்டாளுமு</text:p>
          </table:table-cell>
          <table:table-cell/>
          <table:table-cell office:value-type="string">
            <text:p>ரண்டாளும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ாங்கின</text:p>
          </table:table-cell>
          <table:table-cell/>
          <table:table-cell office:value-type="string">
            <text:p>ராங்கின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றுந்த</text:p>
          </table:table-cell>
          <table:table-cell/>
          <table:table-cell office:value-type="string">
            <text:p>வந்துருந்த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</text:p>
          </table:table-cell>
          <table:table-cell/>
          <table:table-cell office:value-type="string">
            <text:p>வல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க்குணெ</text:p>
          </table:table-cell>
          <table:table-cell/>
          <table:table-cell office:value-type="string">
            <text:p>வாக்குனெ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றுக்கது</text:p>
          </table:table-cell>
          <table:table-cell/>
          <table:table-cell office:value-type="string">
            <text:p>வெத்துருக்க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றுக்கதெ</text:p>
          </table:table-cell>
          <table:table-cell/>
          <table:table-cell office:value-type="string">
            <text:p>வெத்துருக்கதெ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றுந்த</text:p>
          </table:table-cell>
          <table:table-cell/>
          <table:table-cell office:value-type="string">
            <text:p>வெத்துருந்த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ருக்கது</text:p>
          </table:table-cell>
          <table:table-cell/>
          <table:table-cell office:value-type="string">
            <text:p>வெத்துறுக்கத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றே</text:p>
          </table:table-cell>
          <table:table-cell/>
          <table:table-cell office:value-type="string">
            <text:p>வேலே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ண்டாளுமு</text:p>
          </table:table-cell>
          <table:table-cell/>
          <table:table-cell office:value-type="string">
            <text:p>றண்டாளுமு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ப்பி</text:p>
          </table:table-cell>
          <table:table-cell/>
          <table:table-cell office:value-type="string">
            <text:p>றப்பி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ங்கின</text:p>
          </table:table-cell>
          <table:table-cell/>
          <table:table-cell office:value-type="string">
            <text:p>றாங்கின</text:p>
          </table:table-cell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ளுக்கு</text:p>
          </table:table-cell>
          <table:table-cell/>
          <table:table-cell office:value-type="string">
            <text:p>அவருக்க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ாலெ</text:p>
          </table:table-cell>
          <table:table-cell/>
          <table:table-cell office:value-type="string">
            <text:p>அவளாலெ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ளுக்கெ</text:p>
          </table:table-cell>
          <table:table-cell/>
          <table:table-cell office:value-type="string">
            <text:p>அவாருக்கெ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ளே</text:p>
          </table:table-cell>
          <table:table-cell/>
          <table:table-cell office:value-type="string">
            <text:p>அவாரே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ள்த்து</text:p>
          </table:table-cell>
          <table:table-cell/>
          <table:table-cell office:value-type="string">
            <text:p>அவார்த்த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த்து</text:p>
          </table:table-cell>
          <table:table-cell/>
          <table:table-cell office:value-type="string">
            <text:p>அவாளுத்த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க்கு</text:p>
          </table:table-cell>
          <table:table-cell/>
          <table:table-cell office:value-type="string">
            <text:p>ஆளுக்க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ருக்கு</text:p>
          </table:table-cell>
          <table:table-cell/>
          <table:table-cell office:value-type="string">
            <text:p>இவாளுக்க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க்க</text:p>
          </table:table-cell>
          <table:table-cell/>
          <table:table-cell office:value-type="string">
            <text:p>எதுக்க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ந்துமெ</text:p>
          </table:table-cell>
          <table:table-cell/>
          <table:table-cell office:value-type="string">
            <text:p>ஒந்துனெ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ர</text:p>
          </table:table-cell>
          <table:table-cell/>
          <table:table-cell office:value-type="string">
            <text:p>கால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ஸ்ட்ட</text:p>
          </table:table-cell>
          <table:table-cell/>
          <table:table-cell office:value-type="string">
            <text:p>குஷ்ட்ட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றெ</text:p>
          </table:table-cell>
          <table:table-cell/>
          <table:table-cell office:value-type="string">
            <text:p>கொலெ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றுபுள்ளே</text:p>
          </table:table-cell>
          <table:table-cell/>
          <table:table-cell office:value-type="string">
            <text:p>சிருபுள்ளே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மு</text:p>
          </table:table-cell>
          <table:table-cell/>
          <table:table-cell office:value-type="string">
            <text:p>தான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</text:p>
          </table:table-cell>
          <table:table-cell/>
          <table:table-cell office:value-type="string">
            <text:p>தெரெ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லு</text:p>
          </table:table-cell>
          <table:table-cell/>
          <table:table-cell office:value-type="string">
            <text:p>நாள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ுக்கெ</text:p>
          </table:table-cell>
          <table:table-cell/>
          <table:table-cell office:value-type="string">
            <text:p>நிமுக்கெ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ெத்து</text:p>
          </table:table-cell>
          <table:table-cell/>
          <table:table-cell office:value-type="string">
            <text:p>நெலெத்த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துறு</text:p>
          </table:table-cell>
          <table:table-cell/>
          <table:table-cell office:value-type="string">
            <text:p>பேதுர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ட்டுர</text:p>
          </table:table-cell>
          <table:table-cell/>
          <table:table-cell office:value-type="string">
            <text:p>மட்டுற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லெக்கு</text:p>
          </table:table-cell>
          <table:table-cell/>
          <table:table-cell office:value-type="string">
            <text:p>மெலெக்கு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ப்பி</text:p>
          </table:table-cell>
          <table:table-cell/>
          <table:table-cell office:value-type="string">
            <text:p>ரப்பி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ொட்டி</text:p>
          </table:table-cell>
          <table:table-cell/>
          <table:table-cell office:value-type="string">
            <text:p>ரொட்டி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ருக்கதெ</text:p>
          </table:table-cell>
          <table:table-cell/>
          <table:table-cell office:value-type="string">
            <text:p>வெத்துறுக்கதெ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ே</text:p>
          </table:table-cell>
          <table:table-cell/>
          <table:table-cell office:value-type="string">
            <text:p>வேறே</text:p>
          </table:table-cell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ெ</text:p>
          </table:table-cell>
          <table:table-cell/>
          <table:table-cell office:value-type="string">
            <text:p>அசெ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த்தணி</text:p>
          </table:table-cell>
          <table:table-cell/>
          <table:table-cell office:value-type="string">
            <text:p>எத்தனி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ந்த</text:p>
          </table:table-cell>
          <table:table-cell/>
          <table:table-cell office:value-type="string">
            <text:p>எந்த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ழெ</text:p>
          </table:table-cell>
          <table:table-cell/>
          <table:table-cell office:value-type="string">
            <text:p>ஏளெ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ி</text:p>
          </table:table-cell>
          <table:table-cell/>
          <table:table-cell office:value-type="string">
            <text:p>ஓடி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வுற</text:p>
          </table:table-cell>
          <table:table-cell/>
          <table:table-cell office:value-type="string">
            <text:p>தவுர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ுக்கு</text:p>
          </table:table-cell>
          <table:table-cell/>
          <table:table-cell office:value-type="string">
            <text:p>தனுக்கு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தே</text:p>
          </table:table-cell>
          <table:table-cell/>
          <table:table-cell office:value-type="string">
            <text:p>நாடே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ரு</text:p>
          </table:table-cell>
          <table:table-cell/>
          <table:table-cell office:value-type="string">
            <text:p>பாலு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ளு</text:p>
          </table:table-cell>
          <table:table-cell/>
          <table:table-cell office:value-type="string">
            <text:p>முழு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ழு</text:p>
          </table:table-cell>
          <table:table-cell/>
          <table:table-cell office:value-type="string">
            <text:p>முளு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றுத்து</text:p>
          </table:table-cell>
          <table:table-cell/>
          <table:table-cell office:value-type="string">
            <text:p>முளுத்து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ளத்த</text:p>
          </table:table-cell>
          <table:table-cell/>
          <table:table-cell office:value-type="string">
            <text:p>லத்த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ருந்த</text:p>
          </table:table-cell>
          <table:table-cell/>
          <table:table-cell office:value-type="string">
            <text:p>வந்துறுந்த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த்த</text:p>
          </table:table-cell>
          <table:table-cell/>
          <table:table-cell office:value-type="string">
            <text:p>ளத்த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ம்ப</text:p>
          </table:table-cell>
          <table:table-cell/>
          <table:table-cell office:value-type="string">
            <text:p>றம்ப</text:p>
          </table:table-cell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க்கே</text:p>
          </table:table-cell>
          <table:table-cell/>
          <table:table-cell office:value-type="string">
            <text:p>அவளுக்கே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த்து</text:p>
          </table:table-cell>
          <table:table-cell/>
          <table:table-cell office:value-type="string">
            <text:p>அவளுத்து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ளுக்கு</text:p>
          </table:table-cell>
          <table:table-cell/>
          <table:table-cell office:value-type="string">
            <text:p>அவாருக்கு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</text:p>
          </table:table-cell>
          <table:table-cell/>
          <table:table-cell office:value-type="string">
            <text:p>ஈ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ோடெ</text:p>
          </table:table-cell>
          <table:table-cell/>
          <table:table-cell office:value-type="string">
            <text:p>உசுறோடெ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ு</text:p>
          </table:table-cell>
          <table:table-cell/>
          <table:table-cell office:value-type="string">
            <text:p>ஊசுரு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ி</text:p>
          </table:table-cell>
          <table:table-cell/>
          <table:table-cell office:value-type="string">
            <text:p>ஒடி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டு</text:p>
          </table:table-cell>
          <table:table-cell/>
          <table:table-cell office:value-type="string">
            <text:p>காது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</text:p>
          </table:table-cell>
          <table:table-cell/>
          <table:table-cell office:value-type="string">
            <text:p>கார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று</text:p>
          </table:table-cell>
          <table:table-cell/>
          <table:table-cell office:value-type="string">
            <text:p>சிரு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வுர</text:p>
          </table:table-cell>
          <table:table-cell/>
          <table:table-cell office:value-type="string">
            <text:p>தவுற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பன்ணுகது</text:p>
          </table:table-cell>
          <table:table-cell/>
          <table:table-cell office:value-type="string">
            <text:p>நல்லபன்னுகது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</text:p>
          </table:table-cell>
          <table:table-cell/>
          <table:table-cell office:value-type="string">
            <text:p>வர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ருந்த</text:p>
          </table:table-cell>
          <table:table-cell/>
          <table:table-cell office:value-type="string">
            <text:p>வெத்துறுந்த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ரெ</text:p>
          </table:table-cell>
          <table:table-cell/>
          <table:table-cell office:value-type="string">
            <text:p>வேறெ <text:s/>வேலெ</text:p>
          </table:table-cell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ளெ</text:p>
          </table:table-cell>
          <table:table-cell/>
          <table:table-cell office:value-type="string">
            <text:p>அவரெ</text:p>
          </table:table-cell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</text:p>
          </table:table-cell>
          <table:table-cell/>
          <table:table-cell office:value-type="string">
            <text:p>ஆறு</text:p>
          </table:table-cell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த்தனி</text:p>
          </table:table-cell>
          <table:table-cell/>
          <table:table-cell office:value-type="string">
            <text:p>எத்தணி</text:p>
          </table:table-cell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லெ</text:p>
          </table:table-cell>
          <table:table-cell/>
          <table:table-cell office:value-type="string">
            <text:p>கொறெ</text:p>
          </table:table-cell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த்து</text:p>
          </table:table-cell>
          <table:table-cell/>
          <table:table-cell office:value-type="string">
            <text:p>சத்து</text:p>
          </table:table-cell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றுந்த</text:p>
          </table:table-cell>
          <table:table-cell/>
          <table:table-cell office:value-type="string">
            <text:p>புடுத்துருந்த</text:p>
          </table:table-cell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ெ</text:p>
          </table:table-cell>
          <table:table-cell/>
          <table:table-cell office:value-type="string">
            <text:p>வேரெ <text:s/>வேறெ</text:p>
          </table:table-cell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ே</text:p>
          </table:table-cell>
          <table:table-cell/>
          <table:table-cell office:value-type="string">
            <text:p>அவளே</text:p>
          </table:table-cell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ே</text:p>
          </table:table-cell>
          <table:table-cell/>
          <table:table-cell office:value-type="string">
            <text:p>அவாளே</text:p>
          </table:table-cell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ு</text:p>
          </table:table-cell>
          <table:table-cell/>
          <table:table-cell office:value-type="string">
            <text:p>காடு</text:p>
          </table:table-cell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லி</text:p>
          </table:table-cell>
          <table:table-cell/>
          <table:table-cell office:value-type="string">
            <text:p>கேளி</text:p>
          </table:table-cell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ுக்கெ</text:p>
          </table:table-cell>
          <table:table-cell/>
          <table:table-cell office:value-type="string">
            <text:p>தமுக்கெ</text:p>
          </table:table-cell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னெ</text:p>
          </table:table-cell>
          <table:table-cell/>
          <table:table-cell office:value-type="string">
            <text:p>தெலெமெ</text:p>
          </table:table-cell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ண்டு</text:p>
          </table:table-cell>
          <table:table-cell/>
          <table:table-cell office:value-type="string">
            <text:p>றண்டு</text:p>
          </table:table-cell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ட்டி</text:p>
          </table:table-cell>
          <table:table-cell/>
          <table:table-cell office:value-type="string">
            <text:p>றொட்டி</text:p>
          </table:table-cell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முழுக்கு</text:p>
          </table:table-cell>
          <table:table-cell/>
          <table:table-cell office:value-type="string">
            <text:p>திருமுளுக்கு</text:p>
          </table:table-cell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ுக்கெ</text:p>
          </table:table-cell>
          <table:table-cell/>
          <table:table-cell office:value-type="string">
            <text:p>நினுக்கெ</text:p>
          </table:table-cell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க்கு</text:p>
          </table:table-cell>
          <table:table-cell/>
          <table:table-cell office:value-type="string">
            <text:p>இளுக்காக்கு</text:p>
          </table:table-cell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றி</text:p>
          </table:table-cell>
          <table:table-cell/>
          <table:table-cell office:value-type="string">
            <text:p>எறி <text:s/>ஏரி</text:p>
          </table:table-cell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முக்கு</text:p>
          </table:table-cell>
          <table:table-cell/>
          <table:table-cell office:value-type="string">
            <text:p>எனுக்கு</text:p>
          </table:table-cell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னு</text:p>
          </table:table-cell>
          <table:table-cell/>
          <table:table-cell office:value-type="string">
            <text:p>தாமு</text:p>
          </table:table-cell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முளுக்கு</text:p>
          </table:table-cell>
          <table:table-cell/>
          <table:table-cell office:value-type="string">
            <text:p>திருமுழுக்கு</text:p>
          </table:table-cell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ண்டு</text:p>
          </table:table-cell>
          <table:table-cell/>
          <table:table-cell office:value-type="string">
            <text:p>ரண்டு</text:p>
          </table:table-cell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க்கெ</text:p>
          </table:table-cell>
          <table:table-cell/>
          <table:table-cell office:value-type="string">
            <text:p>அவாளுக்கெ</text:p>
          </table:table-cell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்த்து</text:p>
          </table:table-cell>
          <table:table-cell/>
          <table:table-cell office:value-type="string">
            <text:p>அவாள்த்து</text:p>
          </table:table-cell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க்கு</text:p>
          </table:table-cell>
          <table:table-cell/>
          <table:table-cell office:value-type="string">
            <text:p>அவளுக்கு</text:p>
          </table:table-cell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ுக்குள்ளு</text:p>
          </table:table-cell>
          <table:table-cell/>
          <table:table-cell office:value-type="string">
            <text:p>தனுக்குள்ளு</text:p>
          </table:table-cell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துரு</text:p>
          </table:table-cell>
          <table:table-cell/>
          <table:table-cell office:value-type="string">
            <text:p>பேதுறு</text:p>
          </table:table-cell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்து</text:p>
          </table:table-cell>
          <table:table-cell/>
          <table:table-cell office:value-type="string">
            <text:p>ஜத்து</text:p>
          </table:table-cell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ு</text:p>
          </table:table-cell>
          <table:table-cell/>
          <table:table-cell office:value-type="string">
            <text:p>நாலு</text:p>
          </table:table-cell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க்குனெ</text:p>
          </table:table-cell>
          <table:table-cell/>
          <table:table-cell office:value-type="string">
            <text:p>வாக்குணெ</text:p>
          </table:table-cell>
          <table:table-cell office:value-type="float" office:value="14">
            <text:p>1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ுக்கு</text:p>
          </table:table-cell>
          <table:table-cell/>
          <table:table-cell office:value-type="string">
            <text:p>தமுக்கு</text:p>
          </table:table-cell>
          <table:table-cell office:value-type="float" office:value="15">
            <text:p>1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ுக்கு</text:p>
          </table:table-cell>
          <table:table-cell/>
          <table:table-cell office:value-type="string">
            <text:p>எமுக்கு</text:p>
          </table:table-cell>
          <table:table-cell office:value-type="float" office:value="16">
            <text:p>1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மு</text:p>
          </table:table-cell>
          <table:table-cell/>
          <table:table-cell office:value-type="string">
            <text:p>நானு</text:p>
          </table:table-cell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</text:p>
          </table:table-cell>
          <table:table-cell/>
          <table:table-cell office:value-type="string">
            <text:p>ஆதி <text:s/>அடி</text:p>
          </table:table-cell>
          <table:table-cell office:value-type="float" office:value="19">
            <text:p>1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க்கு</text:p>
          </table:table-cell>
          <table:table-cell/>
          <table:table-cell office:value-type="string">
            <text:p>அவாளுக்கு</text:p>
          </table:table-cell>
          <table:table-cell office:value-type="float" office:value="20">
            <text:p>2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றெ</text:p>
          </table:table-cell>
          <table:table-cell/>
          <table:table-cell office:value-type="string">
            <text:p>வேரெ <text:s/>வேலெ</text:p>
          </table:table-cell>
          <table:table-cell office:value-type="float" office:value="20">
            <text:p>2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மெ</text:p>
          </table:table-cell>
          <table:table-cell/>
          <table:table-cell office:value-type="string">
            <text:p>தெலெனெ</text:p>
          </table:table-cell>
          <table:table-cell office:value-type="float" office:value="22">
            <text:p>2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ுக்கு</text:p>
          </table:table-cell>
          <table:table-cell/>
          <table:table-cell office:value-type="string">
            <text:p>நிமுக்கு</text:p>
          </table:table-cell>
          <table:table-cell office:value-type="float" office:value="23">
            <text:p>2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ம்ப</text:p>
          </table:table-cell>
          <table:table-cell/>
          <table:table-cell office:value-type="string">
            <text:p>ரம்ப</text:p>
          </table:table-cell>
          <table:table-cell office:value-type="float" office:value="25">
            <text:p>2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ெ</text:p>
          </table:table-cell>
          <table:table-cell/>
          <table:table-cell office:value-type="string">
            <text:p>அவளெ</text:p>
          </table:table-cell>
          <table:table-cell office:value-type="float" office:value="29">
            <text:p>2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ஈ</text:p>
          </table:table-cell>
          <table:table-cell/>
          <table:table-cell office:value-type="string">
            <text:p>இ</text:p>
          </table:table-cell>
          <table:table-cell office:value-type="float" office:value="36">
            <text:p>3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ுக்கு</text:p>
          </table:table-cell>
          <table:table-cell/>
          <table:table-cell office:value-type="string">
            <text:p>நினுக்கு</text:p>
          </table:table-cell>
          <table:table-cell office:value-type="float" office:value="37">
            <text:p>3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</text:p>
          </table:table-cell>
          <table:table-cell/>
          <table:table-cell office:value-type="string">
            <text:p>ஆ</text:p>
          </table:table-cell>
          <table:table-cell office:value-type="float" office:value="41">
            <text:p>4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னு</text:p>
          </table:table-cell>
          <table:table-cell/>
          <table:table-cell office:value-type="string">
            <text:p>நாமு</text:p>
          </table:table-cell>
          <table:table-cell office:value-type="float" office:value="49">
            <text:p>4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</text:p>
          </table:table-cell>
          <table:table-cell/>
          <table:table-cell office:value-type="string">
            <text:p>ஒறு</text:p>
          </table:table-cell>
          <table:table-cell office:value-type="float" office:value="68">
            <text:p>6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</text:p>
          </table:table-cell>
          <table:table-cell/>
          <table:table-cell office:value-type="string">
            <text:p>அ</text:p>
          </table:table-cell>
          <table:table-cell office:value-type="float" office:value="78">
            <text:p>7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</text:p>
          </table:table-cell>
          <table:table-cell/>
          <table:table-cell office:value-type="string">
            <text:p>ஆவாரு</text:p>
          </table:table-cell>
          <table:table-cell office:value-type="float" office:value="86">
            <text:p>8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க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க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கு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குரமகாரர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குறமகள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கெ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ட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க்டெ,தீ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டெமே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க்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ங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ங்கி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ம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மே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ாசெ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ாந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ா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ாந்த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ாந்து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ாந்த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ச்சா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வாண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வாண்டி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ாயிர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ி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ிக்கெயொ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ினார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ஞ்சு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கள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களு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களுத்த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க்கவ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க்க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க்க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த்தி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த்திய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த்துக்க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த்துக்க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த்த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யாளங்‍கள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ாக்க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ா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டிதியோ,மரக்கால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ி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ிப்ப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ிம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ியாள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ியாள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ிய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ி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ுத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ு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ெ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ெ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ெய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ெயாள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ெயாளத்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ெயாள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டெ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கார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கார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காரத்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காரத்த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கார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காரமுள்ளவ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காரம்பண்ண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காரி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சய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சயங்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சய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சயத்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சயத்தெயெல்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சயபட்ட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சயப்ப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ர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ிர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க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களு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க்கு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க்க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க்குள்ள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மல்லா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மல்லாத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னாலெ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னாலே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ுனெ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ெ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ெவு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ே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ோட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்தன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்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்திமர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்திமரத்த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்திமர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த்துற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நியா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ந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ந்தியொ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ந்தியோட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ந்தியோடெ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ந்திரேயா,பிலிப்பு,பர்தெலேமேயு,மத்தேயு,தோமா,அலபேய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ந்திரேயாங்கவனுத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ந்திரேயாங்கவன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ந்திரேயாவ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பியாத்தார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ப்ப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ப்ப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ப்பத்தா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ப்பத்தா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ப்பம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ப்பம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ப்ப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ப்ப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ப்பா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ம்ம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ம்மன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ம்மன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ம்ம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ம்மனெ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ம்மனெயோ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ம்ம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ம்மெ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ம்மேட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ய்யட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ய்யடத்த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ய்யட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ய்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ரிமத்தியா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ருளபட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ரெகா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ரெகொனோ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ரெந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ரெந்த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ரெ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ர்த்த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ர்த்தம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ர்த்தமில்ல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லுங்க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லெக்சாந்தரு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ல்பேயுங்கவ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ல்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ல்லாட்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ல்லாதவ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வ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வ,ஏசுக்கெ,"போதக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நம்பி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நம்பிக்க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நம்பிக்கெ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மதிக்கவ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மானப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வர்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க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கள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க்க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க்குமே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க்கெ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வருக்கெ,கடவுள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த்தி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ெல்லார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ோட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ோ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்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்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ர்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ள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ால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ுக்கு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ுக்குள்ள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ுக்கெ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ுக்கே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ுத்து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ு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ெ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ெவுட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ே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ொ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ொடெ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ோடெ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ோடெ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ோட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ன்த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க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வாருக்கெ,''நீவிர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க்கே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ெ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ொ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்க்க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்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்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ர்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ள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ுக்க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ுத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்த்த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ான்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ெ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வ்வெய்ய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ளக்கிதி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ளப்ப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ளவ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ளவ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ளாவ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ளிகதெப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ளிவெப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ி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ி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ி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ியமாட்ட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ியமா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ியாதத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ிவ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ிவோட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ுப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றுவ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னா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னுப்ப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னுப்ப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அனுப்பிவுடு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னுப்பின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னுப்புகவனெய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னுப்புகா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ன்ப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ன்ப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அன்ன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'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க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காக்கு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காது-ங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கா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க்காலக்கார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ங்கிர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ங்கிரு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ங்கிருந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ங்கு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ங்கு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ங்க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ங்கெல்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ரியப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ரியப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சரியப்பட்டாரு.மறுக்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ரியப்பட்டா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ரியப்பட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ாரி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ெ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ெப்ப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ெப்பட்டா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்சரியப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ச்சரியபட்டு,"அப்ற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ச்சரியமயிருக்க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்சிரியப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ச்சிரியப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ச்சிரியபட்டு,அ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ட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ட்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ணித்தர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ண்ட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ண்டவனா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ண்டவன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ண்டவன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ண்டவனுத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ண்டவன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திகா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பிரகாம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ம்புளேகள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ய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யிட்ட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யித்து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யிர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யிரு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யிருக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யிருக்க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ாச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ால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ான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ரு-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ரு?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ரு?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ரு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ருக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க்க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க்கெ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ங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த்தா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ருத்து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ுனால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ர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ரோடெயா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ல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ல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லய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லயகுருவர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லய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லய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வா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வாரு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கள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யானவ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யானவ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ய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வியே!”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ன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ி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வ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வ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ழ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மா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ம்பெ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ா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ஆளாவ-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ா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ானா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மு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ள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ளுக்க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ள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ளுத்த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ள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ள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ு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ள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னது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னதுனால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னது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ன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னா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னா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ஆனாலுமு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க்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ச்ச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ச்ச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ச்சா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ச்சி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டிக்கப்படு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ட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டுத்த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டுப்ப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ட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ிய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க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கள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ன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ு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ெ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ெகண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ெபோ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ெல்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ே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ொ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த்தன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ப்ப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ப்பம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ப்ப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ப்பேர்ப்பட்ட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யேச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தி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தில்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தெ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தெம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போ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மாட்டார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ருகா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ர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ர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ர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ருக்க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ர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ர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ர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வனுக்க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ா-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க்கில்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க்கு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ாக்குமு,அவ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க்குள்ள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க்குள்ள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ாக்குள்ளே,அவார்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ங்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ம்போ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ாரு-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ாள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ித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ிதி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ிதியா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ித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ு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ுத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ு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ுது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ுது''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க்குதுங்க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ேம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க்கோனோ-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துனால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த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ந்தவதானே"-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வர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வர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வர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வ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வர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வர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வர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வன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ா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ாரு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ு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ுகுண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ுட்ட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ந்துதி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ுத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ந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ப்பா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ப்ப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ப்பாரு.இன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ருவி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வ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ருவி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ா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ாதவனி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ாதெ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ாதே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ாத்த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ாத்த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ாத்த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ல்லெ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ெய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ே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ல்லே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ல்லே-ந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ல்லே;ஒர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ே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ல்லேய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ர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ர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ருகள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ர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இவருதெ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ர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ரெல்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னுக்க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ன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னு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ன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னெ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னோ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ர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ர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ர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ர்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னு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ன்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வான்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ற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ன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ன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ன்ன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ன்னி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ன்னீ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ன்னுமு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ன்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ன்னொ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ன்னொ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ஸ்ரவேல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இஸ்ரவே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ஈங்க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ஈங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ஈசாக்க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ஈத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ு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உசுரெகது'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ேகதெப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ேக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ேந்து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ொ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ோட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ரோட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றேக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சுறேகம்போ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டுப்ப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ண்டா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ண்டா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ண்டாக்க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ண்டாக்கின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ண்டுபண்ண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ண்மெ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ண்ம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ண்மையாயிருக்க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த்தரு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த்து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த்துர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த்துரு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ந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ந்திருக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ந்திவுட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ந்த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பகா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பசருத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பதேச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ப்ப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ப்ப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ப்ப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ப்ப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ரிம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ரிமெகாரன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ரிமெக்கா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ர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ருவ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ருவ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ருவ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ருவாகா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உருவாக்க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லககவலெ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வமெ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வமெக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வமெ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வம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த்தோட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வன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ுக்க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ுக்கு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ெபு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ள்ள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றுதிபடுத்த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றுதியா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றுதியொ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உன்னத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சி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த்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த்த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ம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மெய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கள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களுக்க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களுக்க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கள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க்காரனா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க்குள்ள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க்கெ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க்க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ஊருதிமு,த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திர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ுமுச்சுற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ூர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ஊரெவ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காவரெமு,லாறுகவர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ச்ச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ச்ச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ச்சர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ச்சரிக்கெய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ச்சா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ச்ச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ச்சா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ச்சாந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ச்சாந்தா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ச்சாவ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ச்சாவ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த்த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க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க்க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க்கா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டுக்க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த்த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த்த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த்து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த்துகுண்ட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த்துக்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த்துக்கோ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த்து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த்துருவா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ுப்ப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ெ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ெ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ெகள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ெகள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டென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ண்ண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ண்ண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ண்ணத்த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ண்ண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ண்ணினார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ண்ண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திரா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த்தனியோ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த்து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ப்ப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ப்பத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ப்ப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ப்பாம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ப்பான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ப்பேர்பட்ட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ம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மு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முத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மு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ம்ம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ிக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ிகோவ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ுசலெம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ுசலேமி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ருசலேமு,இதுமேயா,யோர்தான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ுசலேம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ுசலேமு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ுசலேமுக்க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ுசலேமு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ுசலேம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ுசலேம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ரோதியர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ிய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லியா-ங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லியா-ங்கவ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ியாங்கவ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ிய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ியா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ெ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ெகள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ோ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தெ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தெமுவு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த்தெமு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த்த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ம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ரால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ர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ருக்குமு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ர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ருமு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ரு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ரெ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ரெவு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ாரேமுபோ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ல்லெ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ழுதி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ழுதியிரு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ழுதிருக்க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ழுதின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ழுதின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ழுத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ளெயாக்குகிதி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ற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றுந்துட்டு,குத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றுந்து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க்க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க்கு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னாக்கு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க்குந்தா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ாச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ு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னாது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னாது-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னாது-ந்து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னாது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ுக்குந்தா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எனாத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ெயா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ெல்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ாத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ுக்க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ன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னால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னெ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‍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னெய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னெவ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என்னோட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கபோ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கொ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ங்கிர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ங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ங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ங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ங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சாயா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சாயா-ங்கவ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</text:p>
          </table:table-cell>
          <table:table-cell table:number-columns-repeated="2"/>
          <table:table-cell office:value-type="float" office:value="197">
            <text:p>19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சு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சு,''எலோ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சு,"உறுத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சு,கடவுள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க்க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க்கெ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க்கே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து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மு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வ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வோட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வோடெ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னெ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ுனே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சோ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ாச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தி-?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ூருக்காரராவ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ொ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்த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்த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்த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்துகு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்துகுகவ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த்துகுக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்துகுவ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த்துக்குண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த்துவ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ந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ந்து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ந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ந்துரு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ந்துற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மாத்த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மாத்த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மாத்து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ரோதிய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ரோதியாள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ரோதியாளுங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ரோதியாள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ரோதியாள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ரோத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ரோத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ரோத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ரோ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வ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வள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ஏவ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வ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வ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ழ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ழெ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ழெகள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ழெ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ளா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ளா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ளாள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ற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றி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றின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றுகாக்குள்ள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ற்பா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ஏனாதுனால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ஐ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ஒ\zv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சத்தபடு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சத்தப்படுக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ச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சத்த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சத்து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ச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சன்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ஒசன்ன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ஒசிக்கிதி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ம்ப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ஒடம்பு"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ம்ப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ம்ப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னெ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னே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ாம்ப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ெ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ெ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ட்ட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ணரா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ணர்ந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தவ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தவியாயிரு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து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துக்கு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த்துக்க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த்து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த்துவரால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ந்தில்ல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ந்த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ந்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ந்துமில்ல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ந்தும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ஒந்துமு,எலியாவ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ந்துமே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ந்தெ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ப்ப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ஒப்புசியிருக்கா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ப்புச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ப்புச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ப்புசுக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ப்புசுவார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ம்ப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சி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த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ஒருத்ததெ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ர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னா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னுக்க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ன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ன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ன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ன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த்தி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ுபோ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ர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லக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லக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லிவ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வமான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வம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வமெ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வமெ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வமெ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வம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வ்வொ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வ்வொருத்தர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வ்வொருத்தன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ழ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ளி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ளுந்துரு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றட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ஒறாள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சன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ஓசிக்க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சிக்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ஓடிபோ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ிபோ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ிபோவ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ிபோன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ிபோ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ிப்போ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ிப்போவ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ிப்போ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ஓட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ட்ட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ந்துபோருவர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ஓய்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\zvd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\zvd*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\zvd*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\zvd*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\zvd*ளாச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ச்ச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க்க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க்கதெபோ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க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க்கு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ந்த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ந்த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ந்த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ந்துத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மெ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ம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ு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ுதி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ு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லோர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டவுளு,"ஆண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க்க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து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டவுளுது(மேலோ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தும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ெ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வுளோ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டாக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டாக்கு,பற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டாக்கு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ாக்குது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டாக்க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டாக்குத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ாக்க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ா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ாந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ாந்துத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ாந்துற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ி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ின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டின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ின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ினம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ு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்ட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்ட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ட்டட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்டட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்ட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்டள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்டளெ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்டளெ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ட்டாய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த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வர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ிப்பா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ு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ட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ா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ுகள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ுக்க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ுதெரிய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ண்ண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தரேனரு-ங்க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தி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துர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துர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துற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ப்பர்நகூம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ப்பர்நகூமு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ப்பர்நாகூம்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மு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முத்திவு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ம்மிபண்ண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ம்மிபண்ணியிர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ரு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க்க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ங்க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ப்ப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ியாண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ிலேய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ிலேய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லிலேயா-ங்க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லிலேயா-வு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ிலேயா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ிலேயாவ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ிலேயாவ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்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்லாயி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்ல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்ல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்லு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்லுன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ல்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வ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வலெப்பட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ள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ளாட்ட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ளாட்ட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ன்ன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ஷ்டகள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ஷ்ட்டபட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ஸ்ட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ஸ்டத்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ஸ்ட்ட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ஸ்ட்டபட்டுகுண்டிர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க்கத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ங்கபோ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ங்க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ங்காத்தவராய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ச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ச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ச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ட்டி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ட்டிகொடுக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ட்டிக்கொடுக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ட்டி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ாட்டுகா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ாட்டுக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ட்ட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ாட்டூ-ங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ண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ணிக்க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ணிக்கெ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ா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ுக்க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்துருந்த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்து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த்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ந்துகுண்டிருக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ந்துகுண்ட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ப்ப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ாப்பாத்திக்க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ப்பாத்த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மவெற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ம்ப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ம்ப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ாம்பிதி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யம்பண்ண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யம்பண்ண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ரண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ரிய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ரியக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ரியகளெ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ரிய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ரிய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ரியத்த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த்தி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மே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ுக்க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ல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வகார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வக்கார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வக்காரரோ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வக்கார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ானானி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ிண்ண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ிருஸ்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ிரே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ிறிஸ்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ீ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ீ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ீத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ீந்த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ீந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ீரிட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யிருக்க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யிருக்கவர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யிருக்கா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யிருக்காட்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ரு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ன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ுக்க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ுக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க்க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டிக்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ுடிக்கதில்ல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டி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டித்த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டு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டும்பகார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ட்டி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ட்டி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ட்டின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ட்டின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ண்டிரு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த்த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த்த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த்துமேட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த்தெகெ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முடீ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முட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ம்ப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ம்முடுக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ய்ய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ட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ட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ுருவருக,வே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ருக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ரு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ன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ன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ன்த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ருவி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லுக்க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லுங்கு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றுட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ுஸ்டரோ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கின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பறந்தவர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ூடாது-ங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ூடா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ி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ியிருந்த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ின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ின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ெக்க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ூடெக்கெ-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ெ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ூடெக்கே-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க்கார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ங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த்திர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த்த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த்த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ம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ட்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ள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ளு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்கார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்காரர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்க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்குள்ள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்குள்ள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்கெ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்கெ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க்கே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தி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திம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திர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ன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ெனெ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ே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ரேத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லிக்காரர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ூவின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-ரே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கா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ஞ்ச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ா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ாத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டெக்கமாட்ட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க்க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க்கா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க்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க்க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க்கெ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டெக்க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ச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ச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சியான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சியானவனாய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டெத்துட்ட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த்த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ெபுட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டேக்கும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ேச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ஆவ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ஆவி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ட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ட்டலே-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ள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ளெ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ளெ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ளெ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ள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ி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ி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ி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ின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ுக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ுகவ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ட்டுகிலா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ட்டுகில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ட்டுபடுக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ட்டுப்பாடுகளெ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ட்டோ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துத்த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த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தெ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தெனெவெ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த்சமனே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த்த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கா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தி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த்த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ி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ிகள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ி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ி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ின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ெ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ய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ய்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ரசேனர்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ர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ரெ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ரெனெ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ரே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லியாண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லியாணம்பண்ண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வன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வனமாய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வனமாயிரு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வனமாயிருவ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ெளுத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னசரேத்த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ெனெசரெத்த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போ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ாக்க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ா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ாக்குள்ள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ாத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ாதவன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ாத்த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க்காளே-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க்கித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க்கிதி"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ி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க்குது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க்கெ:அ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க்க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ட்க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தும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ட்டதுமு,ஏச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வர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ா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ாரு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ாலு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ிதிய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குண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க்குண்டிருந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க்குண்ட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க்க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க்கோ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ட்டுத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ட்டேமு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ப்ப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ப்ப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ப்பிதி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வ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வலபட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ளி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ள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ள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ேளு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ள்வ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ள்விபட்ட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ேள்விப்ப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\zvd*ளாப்ப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ஞ்ச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ஞ்சகூ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ஞ்சங்கூ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ஞ்ச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ந்த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ர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ர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ா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ா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ாருகா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ீ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ீ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க்ககூடாதா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த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பட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க்கவ-ங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வர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வர்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வன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ாக்க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க்காக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ாக்க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ாக்க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க்காரு.இ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க்கில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ிலா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க்கிலாமே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ே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க்கோனோ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த்த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த்தத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த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த்த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த்த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த்த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த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த்துகுண்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த்து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த்துது-"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த்து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ப்ப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ப்ப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ப்ப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டுமெகாரன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டுவி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ண்டு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ண்டுபோய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ந்தளிப்ப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ந்து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ந்துருகி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ந்துற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ப்ப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ப்பெகளுத்த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ப்பெ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ப்பெக்க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ப்பெ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ப்ப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ப்பே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ப்பேதி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ய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ர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ர்பானு''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லெகாரர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ல்கொதா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ல்ல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ல்ல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ல்லுகாக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ல்லுகில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ல்லுவ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ல்லொ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ல்லோனொ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ளாப்ப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ளாப்ப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கொறெகாது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றெக்க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ொன்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ோயல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ோயல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ோயல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ோயல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ோல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கோள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ங்கக்கார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ங்க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ங்கடத்த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ங்கடபட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ங்கத்த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ங்க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ங்கில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ங்கிலி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ங்கிலி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டங்கு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ட்ட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ட்டதா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ட்ட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ட்டத்தெ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ட்ட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ட்டப்படிய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ண்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ண்டெ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ுசேய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்த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்த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்தவ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்த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்தியபண்ண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்து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த்துட்டா-ங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த்து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த்துத்தானா?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ந்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ந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ந்தெக்கெ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ந்தே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ந்தோசப்படுத்தி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ந்தோசமா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பக்தானி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பாத்‍து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பிகா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ப்பு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மம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மமா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மமானவ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மய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மாதானமுள்ளவராயிருவ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ம்மது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ரிக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ரிகல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ரிகலத்த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ல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லோம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லோமிங்கவள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வா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வுக்க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டிக்கத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டு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தான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பொ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போ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ாத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ாக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க்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ாக்க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ச்ச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ட்ச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ட்சி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ட்சி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ட்ட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ாட்டொனொ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தனத்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தி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த்த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த்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த்தா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ப்பவுட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ப்பவு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மானத்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ர்ப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வ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வ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வுக்கா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ாளே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குச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க்க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க்க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ம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ள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ள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ள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ளோட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்கெ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க்க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த்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ுமு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ோட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சியரோ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த்த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ந்த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ப்பாயிகள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ம்மாசன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ருப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ருபுள்ளே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ரேன்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ரொபோனிக்க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ல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லரு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லர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லர்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லுவெக்கெ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லுவெ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லுவெ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லுவென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றுவன்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ன்ன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ன்ன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ன்ன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ன்ன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ன்னப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ன்னப்பட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ன்னம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ன்னமா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ஷிய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ஷியர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ஷிய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ஷியர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ிஷியர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க்கி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க்கிர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க்கிர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சர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சரோ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சர்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ீதோன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தோனு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மோன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ீமோனு-ங்கவ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மோனு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மோன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மோ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மோன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மோன்ங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ீமோன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கபண்ண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கமான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ங்க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ட்டெரி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த்தசெ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த்தசெகபடு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த்தப்படுத்த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ுத்தமான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த்தம்பண்ணி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த்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த்திமு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ம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லபம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ுளு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ூட்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ூம்பின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ூரி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கில்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தில்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ப்படொ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மாட்டே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முடி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வ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வர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வ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வனாய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வ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னே-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ா-"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க்க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த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ா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ாது-ந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த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தோ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ி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ிதீ-ந்துஅவா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ிதீ''-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ிதீ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க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ே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ொனோ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ோனோ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ோனோ-ந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கோனோ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சரியா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டி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டி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டிகள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டி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டி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டியேவு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த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த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ா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ார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ுகுண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ுத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ுருக்க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ுருக்குத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த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பதேய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பெதேயுங்கவ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பெதேயுங்கவ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பெதேய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ப்புகொட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ம்ப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ர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ரி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ரிபண்ண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ரிபண்ண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ரிப்பண்ண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ரிய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ரியா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ரியில்லே-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ெரியில்ல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ருப்ப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ருப்ப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ல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ல்லுகவ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ெவ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ி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ி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ின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ின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ி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்த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்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்தின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த்த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ந்த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ந்தஊருகள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ந்த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ந்தவ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ந்தவ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ேந்தவதே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ந்தவர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ந்த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ந்திருப்ப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ந்து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ேராத்தவ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ேருகா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க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கப்படுத்துக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கொனோ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த்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ந்த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ந்தப்பட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ம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மார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ம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படோ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ப்படு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ப்படுக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ப்ப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மாட்ட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வாண்ட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வாண்ட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வாண்டா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ாண்டாய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ா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ி,அப்பத்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க்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க்குண்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யிர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யிருக்க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யி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ய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ர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ருக்க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ருக்கதா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வ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வுட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வுட்ட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ிவு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ீ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ீ-ந்த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த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து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த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படித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ர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ர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ர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ர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ரு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ரும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ர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ன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வ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ளா-?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ளெயா?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ாக்குள்ள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ாக்குள்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ா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ாள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ிலமா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ில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ெ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கே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ே-"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ே-ங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ே-ந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ே-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கே"-ந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ுவ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வார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ுவ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ல்லொனோ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ொனோ-ந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ொனோ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ோ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ல்லோனோ-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த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த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த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து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துனால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த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த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ா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ன்ன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ொன்னாக்கி,அ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ாங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ா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ாரு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ா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ொன்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ோதன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ோதி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ோதிம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ோதிமெசெ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சோதோம்-கொமோற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ோ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ோல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சோற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ஞாய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ஞாயமா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டக்கெய்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டெ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குதியான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ங்க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ங்க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ங்கிக்கோ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ங்க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டவ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டவை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டிகளோட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டி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ட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டிக்கொனொ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ட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டுமாறுவாரு.இவார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ட்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ட்டுக்க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ண்ட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ண்டனெ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ண்ண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ண்ண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ண்ணி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ண்ணி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ண்ணியாட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த்து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ந்த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ந்தாம்ப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ந்துருக்க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ந்த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ந்தெ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ந்த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ந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ப்ச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ப்ச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ப்ப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ப்பா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ப்பிச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ப்ப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யன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ாம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ுத்து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்ம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ம்மை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யார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ய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ருகம்போ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ருகவன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ருகா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ருக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ருவ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ரு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ர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ரொனோ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லித்தாகூமி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ல்மனுத்தா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விக்க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ள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ளா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ள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ள்ள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ள்ளிசொல்ல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ள்ளி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ள்ளிவுட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ள்ளுக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றக்க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றொண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ிமெஆ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ிய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ியா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ிய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்ன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்னெவ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்ன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்னொ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்னோட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ன்னோட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ா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ா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ண்டிபோ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ாப்பாறுகிலா-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ம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ய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வித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வி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வீ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ாவீது-ங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வீது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னியத்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னியே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ன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னெ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னே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ஸ்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ஸ்திய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ஸ்தியாள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ாஸ்த்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ங்க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ங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ங்க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ங்க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ங்கமா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ிங்கவத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ிங்காக்கில்லே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ங்காக்க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ிங்கார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ங்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ிங்குமே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ந்த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ந்த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ந்துகுண்டிருக்க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ந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ந்துட்ட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ந்துத்தி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மேய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ம்ப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ாச்செ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ட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டர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டற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ட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ந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ிருந்த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ப்ப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முழுக்கு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முழுக்கு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ம்பி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ம்ப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ருவ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ன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ின்ன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ீடீ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ட்டுபடுத்த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ட்டுபடுத்துக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ீட்டுபடுத்துக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ட்ட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ம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யி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ீர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ர்க்கதரிச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ர்ப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ர்மானி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ீன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க்க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டுப்ப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ட்ட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ண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ண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ணிபோ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ணி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ணி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ப்ப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ப்பிட்டி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ப்ப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ப்புகா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ம்ப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ம்ப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ும்ப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ூ\zvd*சி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க்கி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க்க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சன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சி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சி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ண்ட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ண்ட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ூண்டினுது-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ண்ட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த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தருகள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தருக்க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தர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துவன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ர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ரத்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ூரமான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க்கபோல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ெக்கப்போலி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செத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செ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ண்ட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ண்டனெ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ண்டன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த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ய்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ய்ல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ய்ல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க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கவுமில்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ெரிகாகில்ல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காக்க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கா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ெரிகுதா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க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ெரிகுமே."கொ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ந்த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ந்துகுகோ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ந்துகுண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ந்துகுண்டவர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ந்துகுண்டவர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ந்து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ந்துகோய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ய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யல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யாதவ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யா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யா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ெரியா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ெரியாது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யாத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யாத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ய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ியாத்த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ுகுண்ட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ுகுவி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ு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ுருக்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ந்தெடு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ருவுதி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ம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மொற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மொறெகாரர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மொறெக்கார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மொறெ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மொறெய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ெலெவ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ெலெவருக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ர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ர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ர்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ன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ன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வன்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லென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ளிவ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ெளிவ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ெனாரிய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ேக்கவன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ேச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ேடின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ே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ேவெய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ேவெயில்ல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ே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ைரிய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ைரியமா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ைரியமாயிருவ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ங்க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டங்கி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ொடங்கின;எல்லார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டங்க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டுகா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ட்ட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ட்ட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ட்டது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ட்ட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ட்டி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ட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ந்தர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ந்துற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ல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லெ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வக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வக்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வக்கின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வக்கின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வங்கி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வங்க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வங்க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ொறக்கொனோ”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றந்தது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ொற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ோ\zvd*வ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ோட்ட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ோட்ட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ோட்ட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ோட்ட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ோல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தோல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தோனுகுது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க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ட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ா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டக்குதி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டக்குத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டக்கொனோ-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டக்கோனோ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க்கோனோ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த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ு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ு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ந்த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டந்த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ா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ிக்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ு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டுங்கி-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ுவ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ுவ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டுவ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ப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ுக்க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ுத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ல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ம்பல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ம்பி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ிக்கெ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ிக்க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ிக்கெ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ிக்கென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ி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ுகவர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புகவன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ம்புகெமு''-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ம்புகே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ம்ம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ர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ரக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ரகத்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‍ல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சே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சேதின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த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ல்லதுதே,ஆ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ல்லவ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கத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கத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ல்லாக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பண்ண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பண்ண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பண்ண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ப்பண்ண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ப்பண்ணினா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யி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யித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யித்தாங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ல்லாயிரு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ல்லாயிரு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ன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ன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ல்லான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வம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ளத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சரேத்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சரேத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கள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கள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க்கெ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டு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ாத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ப்ப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யந்தீ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ய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ய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லாயிர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லாவ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வ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வ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ன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ாயி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ானத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ிதி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ு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ுக்க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ாளுக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ுதி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ு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ுவரு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ு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ள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ன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னு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ா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ானோ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க்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க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க்கத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க்கவ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சமாய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சம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சாமாய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த்தி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த்து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ிந்து,"அவ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ந்துகுண்டிருந்தவர்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ந்துகுண்ட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ந்து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ந்துறுந்த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ந்துறு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ுக்குள்ள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ுக்க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ு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ுதுனால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ுத்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ுத்து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்மால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்மெ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்ம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ம்மோட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ருத்த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ரெவேத்த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ில்லு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விர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று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றுத்து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ுக்க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ுக்க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்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்னாலே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்னெ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்ன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்ன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ன்னோட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ஜ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ஜ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ிஜ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ீ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ீட்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ீட்ட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ீட்டு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ீதானா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ீ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ீ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ீவர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ீவிரி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ீவிர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ீவிரிய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ூறாய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ூறாளு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ூறாள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ூற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ஞ்ச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ஞ்சோட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ட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ருக்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ருக்கி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ருக்கிரு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ருக்க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ருக்குகாக்குள்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ருங்க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லெக்கமா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லெத்துருப்ப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லெம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லெயான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ற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றி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ற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றேந்து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னெ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னெக்க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னெத்த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னெத்தா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னெ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னெத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ெனெத்து-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னெத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ெனெத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நெனெப்பா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ட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த்தி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த்தியெல்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த்தி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த்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மான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ேர்ம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ொ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ொர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ம்ப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ம்பி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ாரர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ார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ார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ார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்கார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்காரரு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்காரர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்காரன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்காரன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க்கார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ோவ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ந்து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ல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லுத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ெயாளி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்க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்க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்கக்க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்கத்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்கத்தி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்கபோ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்க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்கா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க்கா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ங்கின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ச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சா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ச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சியாறின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சியோடெ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சி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ஞ்ச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ஞ்சி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ிக்கல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டிக்கலெயா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ிக்க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ுகா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டுகிதிய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ுக்கென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ுக்கென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ுத்துரிக்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ொ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ண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ணகள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ணகளுக்க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ணக்க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ண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ணத்திரு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ண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ுக்குண்ட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ட்டுபோ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க்கா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க்கார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ணக்காரரு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ங்க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ணமயக்ககமு,மத்ததுகளெப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ி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முடிய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ிகு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ிக்குண்ட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ின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ண்ணின.நேவுகார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ின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ினா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ினார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ின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ுகவ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ுக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ண்ணுகன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ண்ணுக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ுகாக்க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ண்ணுகா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ண்ணுகிதி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ுகிதிய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ண்ணுவ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ண்ணொண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ில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ினோராள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ுலாய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ுல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்தி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்த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்தி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்தி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்தின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த்த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ந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ந்தி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ந்திகள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ந்திகளு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ந்தி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ந்தி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ய்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ரக்காரு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பாசுனெ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பாஸ்சு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பாஸ்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ம்பர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ம்பர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வின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ாக்கித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ாச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ாசிரு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ாச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ாச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ராசொனோ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ா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ா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ாந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சா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சுத்த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ரிசுத்தமானவ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சுத்தமுமாயிருக்கவனும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சேய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சேய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ரிசேயருக,"மோச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சேயர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சேயரு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சேயர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சேய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ிதாப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ுச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ுச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ுச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ுசா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ுசேய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ருசேயரு-ங்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ருசேயருகளுத்துமு,ஏரோதியருத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ுசேயரு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ுசேய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ுசேயரு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ர்ச-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த்த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த்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த்த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ாத்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ா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ர்சாத்துக்கே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ர்திமேயு-ங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ர்த்திமெய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சாலி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சாலி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த்தோட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ர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னில்ல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ன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ன்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ிகள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ல்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ழக்கவளக்கப்ப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ழி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ளக்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ளக்க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ளக்க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ளிய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ளியகால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ளிய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ளிவாங்க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ள்ளிக்க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கெ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கே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க்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‍த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தா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ர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ன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ன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ன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னெ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வ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ப்பட்டு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றப்பட்டு,யூதே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ப்ப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றாட்டியிருக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றாட்டுவா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ன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ன்ண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ன்னன்டு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ஸ்கா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ஸ்கா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க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க்கதா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க்கா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க்காக்குள்ள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க்காக்குள்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க்கி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க்கிலா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க்கொனோ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ச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ச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ட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ட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டு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ட்ட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ட்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ட்ட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கால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ி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ுகாப்ப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ுகாப்ப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ா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ிரத்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த்து,''நீ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த்து,"த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த்து,"நான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த்து,"நின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த்து,"புள்ளேக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த்து.,என்ன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கடவுளுமே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குண்டிரு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க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க்குண்ட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க்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த்த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த்த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ப்பித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ப்பிர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மு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ம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ம்ப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ார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ர்வ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கள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த்த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ி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ிகளெ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விகளோட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றெ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ற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ாற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சா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சி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ச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ச்ச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டித்திருந்த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ந்த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ிக்க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ி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ியஇல்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ிய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ியத்த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ியபடு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ிரியபடுக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ிரியபடுகித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ிரியபடுகேமு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ியபட்ட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ியமானவர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ுந்திரு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ுந்துர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ருந்துரு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லாத்த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ிலாத்து-ங்க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ிலாத்து-ங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ிலாத்து-ங்கவன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லாத்த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லாத்து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லாத்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லிப்ப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ிலிப்பு-ங்கவ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ள்ள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ன்பத்த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ன்ன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ன்னுக்கு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ன்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ின்னெஅவஜனகளெமு,சிசியரு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ன்னெ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ன்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ின்னேமு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ுக்கவு-வாண்ட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க்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க்க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க்க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ச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ிக்க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ிக்கவரா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ிக்கா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ிக்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ிபட்ட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ிப்ப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ங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ங்கிக்கு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வர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க்குண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ுடுத்துருக்குத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ருந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றுந்தவர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ுத்துறுந்தவ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ட்டுகெய்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த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துச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து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த்த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ரி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ுரிகவுமில்லே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ரிய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ரியல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ருந்துக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ருந்துகுக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ருந்துகு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ருந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ருந்துகோ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ல்ல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ழுவ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ிப்ப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ிப்பேறி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ுப்பேற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ுவ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ெக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ெ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ெகள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ெகளெ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ெக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ெ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ெ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ே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ே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ள்ளே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றா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ுறாவ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ூசி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ூம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ூம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ூமிக்க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ூமித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ூம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குறா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சே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டெகார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டெக்கார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டெ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டெவீர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ட்டி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ட்டி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டாய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டாயிருப்ப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டிரி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டிரிகள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ட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டோ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ண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ண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ண்ண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ெத்சாயிதா-ங்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ெத்தானியா-ங்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த்தானியாவ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த்ப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யல்செபூ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யல்செபூ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ருமூ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ருமூசுவ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ரும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ல்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ழெத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ெழெப்ப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ெளெத்துருவ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ேசக்கூடா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ாத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ேசாதிருந்தாரு.எனாக்கு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ாத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குண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குண்டிருக்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க்குக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க்குண்ட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க்குண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க்குண்ட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ன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ன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ன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ினா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காக்க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கா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திய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சு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ேதுரு-ங்க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துர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துர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துருவ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துர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துரு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ேதுருனேமு,யாக்கோபுன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துற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ேய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ி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ிக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ி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ி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்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்கள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ய்புடுத்த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ேராசெ,வஞ்ச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ர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ருத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ருனால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ர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ே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ை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ைக்கெ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ை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ொ\zvd*க்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ொ\zvd*க்குத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ொ\zvd*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க்கிஷ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டி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தறுண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துவூ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தெ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தெ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ம்புளெ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ய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ய்சாட்ச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ய்ய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ர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ருளு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ருள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ருள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ொவர்னேர்கேஸ்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றந்‍த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றா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றாமெனாலெ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ற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ொறுப்ப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-ந்த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க்குள்ள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தில்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கதில்லெ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கதில்ல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த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து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தெவு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போ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மாட்ட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முடிய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ம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வர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வாண்ட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வு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வு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க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ாக்க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காக்கூடாது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ாட்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ாம்போ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ாவாண்ட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ா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ிலா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கினம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ு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கெம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ொனோ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கோய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ச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ட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ட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டுகாக்கில்ல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ட்ட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ட்ட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ட்ட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ட்டு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ட்டுத்தா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ட்டுருக்க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ட்டு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ட்டுற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கன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கனே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னெ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னெபண்ண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னெ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ிக்கம்போ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ிக்கா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ுத்த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ுத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ுத்துக்குண்ட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த்த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யி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இருந்த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குண்ட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குண்டிருந்த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க்குண்ட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க்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யிக்கோய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யிட்டுது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யித்த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த்த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த்தி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த்து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த்துத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யித்துதூ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பாக்காக்கு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யிர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ரு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ரு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யிருக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ருந்த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ய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யிர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ய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லெ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லெய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லே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லேய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வா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வே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து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னவரு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ா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ா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ாரு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போனுதீ-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போன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\zv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க-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க-ங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க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தலே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தலேன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கதெ''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தெலே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ள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ன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கனா-யிரு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னா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ன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ன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ிம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ிமெபடுத்த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ிமெப்பட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கிமெயோட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க்க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ங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ஞ்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ஞ்சு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ஞ்சு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டங்காயி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டங்காய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ட்ட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ட்ட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ட்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ண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ண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ண்டிகா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ண்ணில்ல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ண்ண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ண்ண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ண்ண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ிக்கப்பட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ிக்க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திப்பா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ிமயங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ு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ுப்ப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்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்த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்தவ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்த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்தவரெஎல்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்தி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்தின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த்த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கண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ண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ியா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ியா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ியாள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ியாள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ரியாளும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றந்து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ற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றுக்கமு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றுக்க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றுதலி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றுதலிப்பி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றுதலிப்ப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றுதல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றுத்தா,அ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றுத்தாற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றுபேச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சங்டகடந்தாஅ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சார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சு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ச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சு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சுதிருந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ச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ச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னசோடெமு,மு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ம்போ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ா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கொம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னுசகொமர(ஏ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ுத்திர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ுத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்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னுசர்க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்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ர்க்குள்ளு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ன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ன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ன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னுக்குள்ள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ன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ா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ுச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னுசி,அவ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்னி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ன்னிக்கபடு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்னிக்கப்பட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ன்னிக்கப்படுகாக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ன்னிக்கப்பட்டுத்த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்னி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ன்னித்துத்த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்னிப்ப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்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ன்னுத்துற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ட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ட்ட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ட்டா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ட்ட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ாட்ட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திர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திரிய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த்தி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த்துகவ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ாத்துவ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த்ர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த்ர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ப்பு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ப்புள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ப்புளே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வ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ளிக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ளிக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ற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ற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ற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ற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றுகா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ாற்‍‍குங்‍கவ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ிச்ச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ட்கபட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ட்கபடு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ட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ீட்க்கப்பட(இரட்சிக்கப்ப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த்திருக்கிலா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ீத்திருவி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ற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ன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ன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னு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ன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னு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ீ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க்க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க்கியம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சிக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சுற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ச்சுற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கமாட்டு-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கல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களெய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காளெ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க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கு?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கு"-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குத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கு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கு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குமா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கூ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க்கிய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யல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யலெ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யல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யா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யா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யாத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யாத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ய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யாத்தத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வ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ிவு-ங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ிவுவரு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ிவு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ிவுட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ின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ுக்குகா-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ுகாக்க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க்கு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ந்த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ுந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ுடுந்துத்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்டுங்கா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ட்டுறி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ண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ண்டுனெ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ண்ட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தன்ம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த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ந்த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ந்தினவர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ந்தின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ந்துக்கு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ந்துக்கு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ந்த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ந்துக்கே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ப்ப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ள்ள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ள்ளுகள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றுமுறு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ற்ற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ற்றவரு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ன்னுக்க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ுன்னூற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ட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டி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ூப்பரு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ப்பர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ப்பர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ல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னாவ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ூனு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கு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சிய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ச்ச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ரென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ுச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ெ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ெக்க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ெ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ெ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ே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லே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றெ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றெட்ட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றெட்ட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ெறெட்டினாரு;ஆ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றெ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றெந்துரு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ெறேட்ட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க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க்கவ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சிய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சியா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ட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டு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டேறின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த்து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ந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ா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ு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ுமுண்ட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ு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ோ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ோக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ோக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ோக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ல்கூரெ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ஜெகள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ேஜெ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ண்ட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ண்டியா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தலடகள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தலாள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தல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தால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தால்மொதலா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துலாள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த்த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ளெத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ளெ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ற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றெய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ொனங்கா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ோச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ோசே-ங்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ோசே-ங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ோசே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ோசே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ோசே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மோந்தெ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மோந்தே(ம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யவீரு-ங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யாக்கேபு,ததேயு,கானானியன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க்கோப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க்கோப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க்கோபு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க்கோபு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க்கோபு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க்கோபு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க்கோபோட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யாருக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ருக்க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ருங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ருங்க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ரும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ார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ருத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ர்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ர்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ா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ாச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ாஸ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ாஸ்காரியோத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ூதேய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யூதேயா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ச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சே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சேப்ப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யோசேப்பு-ங்கவ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யோசேப்பு-ங்கவன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சேப்ப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ர்தான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யோர்தானு-ங்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ன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யோவானு-ங்கவ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யோவானு-ங்கவத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ுது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ுதெங்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ு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ு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ோட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யோவான்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கசியமா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ச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சத்த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ச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சத்த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சத்தை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ச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ட்சிக்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ண்டாள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ண்டாள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ரபி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ம்ப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க்க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க்க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ங்காத்ததுன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ங்கி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ங்கின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ராங்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ராங்கு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ங்கத்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ங்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ராஜவா''?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ராஜவ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வ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ன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ன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ன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ன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னுத்து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ாங்க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ாங்க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ாங்கத்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ாங்கத்த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ாவ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ாவ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ாவ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ாவ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ிய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ியக்க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ிய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ிய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ாஜிய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ருக்க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ருட்டி-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ுட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ுட்டு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ுட்டுத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ுட்டுதிய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ுண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ரூபு-ங்கவன்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ெந்து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ெந்துகுண்டுருந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ரேகித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க்குசொன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ங்கிகுண்ட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ங்கின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ங்கு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ங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ட்டி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ட்டி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ட்டி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ட்டினே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ொம்ப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ரோம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ா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ா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ார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ாரின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ாரின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ாருக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ாற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ூக்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ெக்க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ெக்க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ெக்கவ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லெக்கா-"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ெத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ெத்து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ெத்து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ெத்துக்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ெத்துர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ேகியோன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லேகியோனு-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ேவ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லேவிங்கவனெ(மத்தேய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ோ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லோக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ச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சனத்தா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சனத்த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சன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ஞ்சி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ஞ்சிய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ணக்கஞ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,கடலோர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.அவ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.ஜன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தும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துமு,அவான்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துனால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வர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ாரு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ாரு.அவ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ாரு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ார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ாள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ிருந்தவர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,"போதக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தா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தூ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த்து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ருக்க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ரு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ருக்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ருக்கா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ருக்குத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ருக்கே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ருக்கேமு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ற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றுக்க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றுக்கா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ுறுக்க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ுறுந்த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ந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ந்த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யசி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ய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போ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ரவெத்து,அவா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ா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ாத்ததுனாலெ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ி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ிச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ிசி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ிச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ரு\zv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சொல்ல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ச்சொல்ல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த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ாக்கு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ாக்குள்ள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ாக்குள்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ாம்போ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ா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ருக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கு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ச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ருசமாச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ல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ருவ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ருவான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ரொ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ரோனோ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பாக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ாங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ாங்குண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ிப்ப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ுப்ப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்ல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்லமெ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்லமெயா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்லமெய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ல்லமெயோட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ழக்க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ள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ளக்க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ளக்க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ளங்கலெ.அவான்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ள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ளந்த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ள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றாத்தவரா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க்கு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க்க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க்க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க்கு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ங்க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ங்கி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ங்க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ங்க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ங்க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ங்குகவர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ங்குகவரோட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ங்க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ச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ச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ச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ச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ச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ண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ணா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ணாந்த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ண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ண்ட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ண்டா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ண்டா-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ண்டா,ஏமா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ண்டா,திரு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ண்டா,நி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ண்டாத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ண்டாந்து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ண்டாய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ண்டிரி,எனாக்கு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த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தநோவுகார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து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து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துகெட்டின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யி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யி-"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யி-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யி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யி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ரத்த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ர்த்தெ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ர்த்தென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ாழ்க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ழ்க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ழ்க்கெ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ழ்க்க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ழ்க்க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ழ்க்கென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ள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ளொடெ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றுனெங்கூ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ன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னத்த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ன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ன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ான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க்க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ிக்கவரெமு,வாங்குகவர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சணம்புடிக்க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சனத்த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சனப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சனபட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சேசம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டுகத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டுகவன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ிடுவ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தவ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தவெகள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தவெ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பசா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பச்சார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த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தத்துன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ித்த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ந்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ந்துகார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ந்துகாரர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ந்துக்காரர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ந்து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ந்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ந்துன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ப்ப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ம்ப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ம்பினதெல்ல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ம்ப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ம்புக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ம்புக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ும்பு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ரோதமா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வர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வர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வரமாய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ிவர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ீச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ல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க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கதில்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காக்குள்ள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காக்குள்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ுடுகில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கே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தல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தெ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வ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ுடுவா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ுவ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ுட்டா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ார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ா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ு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ுட்டு,போன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ு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ுட்ட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ுத்து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ுத்து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ுட்டுரு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ுறுக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ட்டே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ுந்த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க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கவெ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ந்த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ந்த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ந்தது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ந்த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ந்தின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ூந்தின:,மே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ந்த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ந்துகுண்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ந்து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ூந்துறு'அச்சா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ன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ூ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த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ப்படுக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ப்படுவ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வ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ாக்க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க்கொன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ச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சத்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சத்த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சவெ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சனத்தோ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சனப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சனபட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ச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ிய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ியகால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ியால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ிர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ிருந்த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ின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ுகா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ுவ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ெகா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ெகாட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ெகாடுதி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ெக்காடு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ெ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ட்டெ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க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க்க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க்க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க்கப்பட்டவ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க்கவ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க்கவனுத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க்காக்குள்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த்த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ெனெவு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ாக்க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ாரு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ெத்தாரு-ங்கது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ெத்தித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ெத்துகுகிலா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க்குண்டா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க்குண்ட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க்கோ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ருக்க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ெத்துருக்க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ருந்த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ருந்த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ெத்துறுக்கிதீ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றுந்த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றுந்தின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த்துறுந்த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ப்பா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ய்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ய்க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ய்யத்த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ய்ய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ய்யிதி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ய்ய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ய்யே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ய்யோ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ய்யோர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ரெ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ல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லெகள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களி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களு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ச்ச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தி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திரு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ப்படெ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யாக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யெ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ய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ிய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ுச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ேந்த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ேய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்ளாம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்ளிமீன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்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்ளெப்பெோள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ள்ளே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றுக்கப்படு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றுங்கெய்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ெறு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ெறுதெதே''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ே-ங்க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சக்கரர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ச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ுங்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ு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க்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ய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யதா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யது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ன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னார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ினின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ுகள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ண்டுகாம்போ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த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தசட்ட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தசட்ட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த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தத்த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த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தனெக்க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தனெப்படுத்தாத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ர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ெக்காரர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ெக்காரர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ெக்கார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ெக்காரன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ெக்காரன்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ெக்காரி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ெ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ல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றொருத்தி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ேனுந்தால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ைத்தியர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ைத்தியருக்க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ைத்துருந்தார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வோண்டோனோ"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ோறாயிருக்கவருக்கு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ோறு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வோற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ண்ட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ண்டாயிர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ண்டாவது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ண்டாளுகள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ண்டாள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ப்பிரு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ாக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ாங்கினதும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ாங்குகத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ுட்டோட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ெந்தகுண்ட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றொங்க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ம்ப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யில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யிலுக்கெ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யில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ஜன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ளுக்கு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ளுக்க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ளுக்குள்ள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ளுக்கெ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ளுக்க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ளுத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ளெ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ள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ூட்ட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ூட்ட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ூட்டத்துக்க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க்கூட்டக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த்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த்துக்குமு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த்து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த்தெ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த்த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னத்தோட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ாக்குரதெயா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ாக்குரதெயா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ாக்குறுதிய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ாதி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ாமமா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ஜெ\zv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ெப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ெபகூரெக்கே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ெபகூரென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2">
          <table:table-cell office:value-type="string">
            <text:p>ஜெபகூரே-ந்த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ெபக்கூரெ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ஜெபத்தாலெமு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ஸ்தோத்தரிக்கபடுக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>
          <table:table-cell office:value-type="string">
            <text:p>ஸ்தோத்திர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2MRKIru.sfm</text:p>
          </table:table-cell>
          <table:table-cell table:number-columns-repeated="3"/>
        </table:table-row>
        <table:table-row table:style-name="ro1" table:number-rows-repeated="10443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E17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4-08T16:15:12</meta:creation-date>
    <dc:date>2013-04-08T16:40:32</dc:date>
    <dc:creator>Jim Kornelsen</dc:creator>
    <meta:editing-duration>PT21M12S</meta:editing-duration>
    <meta:editing-cycles>4</meta:editing-cycles>
    <meta:generator>LibreOffice/4.0.1.2$Linux_x86 LibreOffice_project/400m0$Build-2</meta:generator>
    <meta:document-statistic meta:table-count="1" meta:cell-count="12887" meta:object-count="0"/>
  </office:meta>
</office:document-meta>
</file>